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6c0" officeooo:paragraph-rsid="000836c0"/>
    </style:style>
    <style:style style:name="P2" style:family="paragraph" style:parent-style-name="Standard">
      <style:text-properties officeooo:paragraph-rsid="000836c0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" style:family="paragraph" style:parent-style-name="Standard">
      <style:paragraph-properties fo:break-before="page"/>
      <style:text-properties officeooo:rsid="000836c0" officeooo:paragraph-rsid="000836c0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400" officeooo:rsid="00095196" style:font-name-asian="AR PL UKai HK" style:font-size-asian="15.8000001907349pt" style:font-style-asian="italic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400" style:font-name-asian="AR PL UKai HK" style:font-size-asian="15.8000001907349pt" style:font-style-asian="italic"/>
    </style:style>
    <style:style style:name="P7" style:family="paragraph" style:parent-style-name="Heading_20_1">
      <style:text-properties fo:color="#000000" officeooo:rsid="0009bb38" officeooo:paragraph-rsid="0009bb38"/>
    </style:style>
    <style:style style:name="T1" style:family="text">
      <style:text-properties fo:color="#800400" style:font-name="DejaVu Sans Mono" fo:font-size="15.8000001907349pt" fo:font-style="italic"/>
    </style:style>
    <style:style style:name="T2" style:family="text">
      <style:text-properties fo:color="#800400" style:font-name-asian="AR PL UKai HK" style:font-size-asian="15.8000001907349pt" style:font-style-asian="italic"/>
    </style:style>
    <style:style style:name="T3" style:family="text">
      <style:text-properties fo:color="#800400" officeooo:rsid="0009bb38" style:font-name-asian="AR PL UKai HK" style:font-size-asian="15.8000001907349pt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2">循环嵌套:</text:span></text:h>
      <text:p text:style-name="Text_20_body"><text:s text:c="2"/><text:tab/> <text:s text:c="2"/>原则:外层循环控制行<text:tab/>内层循环控制列</text:p>
      <text:p text:style-name="Text_20_body"><text:s/><text:tab/><text:tab/>数学归纳法</text:p>
      <text:p text:style-name="Text_20_body"/>
      <text:p text:style-name="P5"/>
      <text:p text:style-name="P6"><text:tab/>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6:46:10.886183446</meta:creation-date>
    <meta:generator>LibreOffice/6.0.7.3$Linux_X86_64 LibreOffice_project/00m0$Build-3</meta:generator>
    <dc:date>2019-06-13T09:30:29.354579870</dc:date>
    <meta:editing-duration>PT7M40S</meta:editing-duration>
    <meta:editing-cycles>3</meta:editing-cycles>
    <meta:document-statistic meta:table-count="0" meta:image-count="0" meta:object-count="0" meta:page-count="2" meta:paragraph-count="4" meta:word-count="27" meta:character-count="38" meta:non-whitespace-character-count="27"/>
  </office:meta>
</office:document-meta>
</file>